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41aa1" officeooo:paragraph-rsid="00141aa1" style:font-weight-asian="bold" style:font-weight-complex="bold"/>
    </style:style>
    <style:style style:name="P2" style:family="paragraph" style:parent-style-name="Standard">
      <style:text-properties style:font-name="Arial" fo:font-weight="bold" officeooo:rsid="00172e90" officeooo:paragraph-rsid="00172e90" style:font-weight-asian="bold" style:font-weight-complex="bold"/>
    </style:style>
    <style:style style:name="P3" style:family="paragraph" style:parent-style-name="Standard">
      <style:text-properties style:font-name="Arial" officeooo:rsid="00111671" officeooo:paragraph-rsid="00111671"/>
    </style:style>
    <style:style style:name="P4" style:family="paragraph" style:parent-style-name="Standard">
      <style:text-properties style:font-name="Arial" officeooo:rsid="00111671" officeooo:paragraph-rsid="00146417"/>
    </style:style>
    <style:style style:name="P5" style:family="paragraph" style:parent-style-name="Standard">
      <style:text-properties style:font-name="Arial" officeooo:paragraph-rsid="00111671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weight="bold" officeooo:rsid="00111671" officeooo:paragraph-rsid="00111671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Arial" officeooo:rsid="00141aa1" officeooo:paragraph-rsid="00141aa1"/>
    </style:style>
    <style:style style:name="P8" style:family="paragraph" style:parent-style-name="Standard">
      <style:text-properties style:font-name="Arial" officeooo:rsid="00146417" officeooo:paragraph-rsid="00146417"/>
    </style:style>
    <style:style style:name="P9" style:family="paragraph" style:parent-style-name="Standard">
      <style:text-properties style:font-name="Arial" officeooo:rsid="001518fe" officeooo:paragraph-rsid="001518fe"/>
    </style:style>
    <style:style style:name="P10" style:family="paragraph" style:parent-style-name="Standard">
      <style:text-properties style:font-name="Arial" officeooo:rsid="00155c26" officeooo:paragraph-rsid="00155c26"/>
    </style:style>
    <style:style style:name="P11" style:family="paragraph" style:parent-style-name="Standard">
      <style:text-properties style:font-name="Arial" officeooo:rsid="00155c26" officeooo:paragraph-rsid="00167f26"/>
    </style:style>
    <style:style style:name="P12" style:family="paragraph" style:parent-style-name="Standard">
      <style:text-properties style:font-name="Arial" officeooo:rsid="00167f26" officeooo:paragraph-rsid="00167f26"/>
    </style:style>
    <style:style style:name="P13" style:family="paragraph" style:parent-style-name="Standard">
      <style:text-properties style:font-name="Arial" officeooo:rsid="00167f26" officeooo:paragraph-rsid="00172e90"/>
    </style:style>
    <style:style style:name="P14" style:family="paragraph" style:parent-style-name="Standard">
      <style:text-properties style:font-name="Arial" officeooo:rsid="00172e90" officeooo:paragraph-rsid="00172e90"/>
    </style:style>
    <style:style style:name="P15" style:family="paragraph" style:parent-style-name="Standard">
      <style:paragraph-properties fo:break-before="page"/>
      <style:text-properties style:font-name="Arial" fo:font-weight="bold" officeooo:rsid="001518fe" officeooo:paragraph-rsid="001518fe" style:font-weight-asian="bold" style:font-weight-complex="bold"/>
    </style:style>
    <style:style style:name="P16" style:family="paragraph" style:parent-style-name="Standard">
      <style:paragraph-properties fo:break-before="page"/>
      <style:text-properties style:font-name="Arial" fo:font-weight="bold" officeooo:rsid="00172e90" officeooo:paragraph-rsid="00172e90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weight="bold" officeooo:rsid="00111671" officeooo:paragraph-rsid="00111671" style:font-weight-asian="bold" style:font-weight-complex="bold"/>
    </style:style>
    <style:style style:name="P18" style:family="paragraph" style:parent-style-name="Standard">
      <style:text-properties style:font-name="Arial" officeooo:rsid="001a2ce8" officeooo:paragraph-rsid="001a2ce8"/>
    </style:style>
    <style:style style:name="T1" style:family="text">
      <style:text-properties officeooo:rsid="00141aa1"/>
    </style:style>
    <style:style style:name="T2" style:family="text">
      <style:text-properties officeooo:rsid="00146417"/>
    </style:style>
    <style:style style:name="T3" style:family="text">
      <style:text-properties officeooo:rsid="00155c26"/>
    </style:style>
    <style:style style:name="T4" style:family="text">
      <style:text-properties officeooo:rsid="00167f26"/>
    </style:style>
    <style:style style:name="T5" style:family="text">
      <style:text-properties officeooo:rsid="00172e90"/>
    </style:style>
    <style:style style:name="T6" style:family="text">
      <style:text-properties officeooo:rsid="001743ad"/>
    </style:style>
    <style:style style:name="T7" style:family="text">
      <style:text-properties officeooo:rsid="001905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2024 Spring CPSC 223C</text:p>
      <text:p text:style-name="P17">Assignment 2 <text:s/>Array Search</text:p>
      <text:p text:style-name="P3"/>
      <text:p text:style-name="P3"/>
      <text:p text:style-name="P1">Introduction</text:p>
      <text:p text:style-name="P7"/>
      <text:p text:style-name="P7">This program is about making arrays of char and searching in one of those array<text:span text:style-name="T7">s</text:span>.</text:p>
      <text:p text:style-name="P7"/>
      <text:p text:style-name="P7">Learning goals;</text:p>
      <text:p text:style-name="P7"><text:tab/>How to open a text file for read only permission</text:p>
      <text:p text:style-name="P7"><text:tab/>How to compute the size of a file in bytes</text:p>
      <text:p text:style-name="P7"><text:tab/>How to copy a data from a file to an array of chars</text:p>
      <text:p text:style-name="P7"><text:tab/>How to search for occurrences of a string within a larger array of chars</text:p>
      <text:p text:style-name="P7"><text:tab/>How to use control+d to terminate a loop</text:p>
      <text:p text:style-name="P7"/>
      <text:p text:style-name="P7"/>
      <text:p text:style-name="P7"/>
      <text:p text:style-name="P7"/>
      <text:p text:style-name="P7"/>
      <text:p text:style-name="P1">Functional requirements</text:p>
      <text:p text:style-name="P7"/>
      <text:p text:style-name="P3">Make a <text:span text:style-name="T1">C </text:span>program that does the following.</text:p>
      <text:p text:style-name="P3"/>
      <text:p text:style-name="P4"><text:span text:style-name="T2">The program asks the user to input the name of a (text) file. <text:s text:c="2"/>The file does not have to be of type text, but if it is an ascii file (type text) then developing this program will be much easier. <text:s/>Next the program opens the file in </text:span>read-only mode</text:p>
      <text:p text:style-name="P3"/>
      <text:p text:style-name="P8">The program computes the size of the file in bytes. <text:s/>The program declares an array of char of exactly the same size as the size of the file. <text:s text:c="2"/>Then the program copies all the data of file into the array of char.</text:p>
      <text:p text:style-name="P8"/>
      <text:p text:style-name="P8">The program asks the user to enter a short string for searching. <text:s/><text:span text:style-name="T7">After</text:span> the user enters a string, then the algorithm of this program will find all occurrences of that string the array.</text:p>
      <text:p text:style-name="P8"/>
      <text:p text:style-name="P8">After that the program again asks the user to input a string for search or input cntl+d to terminate the searching. <text:s/>The user may select to search for occurrences of a new string or press cntl+d.</text:p>
      <text:p text:style-name="P8"/>
      <text:p text:style-name="P9">Note that the user may enter the empty string for searching. <text:s/>Here the algorithm will report to the user that the string was not found.</text:p>
      <text:p text:style-name="P9"/>
      <text:p text:style-name="P9">Obviously, if the search<text:span text:style-name="T7">ed fir</text:span> string is really not present, the algorithm will report the same message: it was not found.</text:p>
      <text:p text:style-name="P15">Sample dialogue</text:p>
      <text:p text:style-name="P9"/>
      <text:p text:style-name="P9">Text file named sheep.txt:</text:p>
      <text:p text:style-name="P9"/>
      <text:p text:style-name="P9">Mary had a little lamb,</text:p>
      <text:p text:style-name="P9">its fleece was as white as snow.</text:p>
      <text:p text:style-name="P9"/>
      <text:p text:style-name="P9"/>
      <text:p text:style-name="P13">===== Begin execution ==========</text:p>
      <text:p text:style-name="P9"/>
      <text:p text:style-name="P9">Welcome to <text:span text:style-name="T3">Great String Search brought to you by Victor Carlo.</text:span></text:p>
      <text:p text:style-name="P9"/>
      <text:p text:style-name="P10">Please enter the name of your file: lamb.txt</text:p>
      <text:p text:style-name="P10">Sorry. <text:s/>File was not found. <text:s/>Try again.</text:p>
      <text:p text:style-name="P10">Please enter the name of your file: sheep.txt</text:p>
      <text:p text:style-name="P10"/>
      <text:p text:style-name="P10">The file has been opened with read permission.</text:p>
      <text:p text:style-name="P10">The file contains 57 chars.</text:p>
      <text:p text:style-name="P10">The file has been copied to a one-dimensional array.</text:p>
      <text:p text:style-name="P9"/>
      <text:p text:style-name="P10">Enter a string to find or enter cntl+d to terminate: as</text:p>
      <text:p text:style-name="P10"><text:span text:style-name="T4">as</text:span> was found at positions <text:span text:style-name="T4">38, </text:span>41, 50</text:p>
      <text:p text:style-name="P10"/>
      <text:p text:style-name="P11">Enter a string to find or enter cntl+d to terminate: <text:span text:style-name="T4">cat</text:span></text:p>
      <text:p text:style-name="P11"><text:span text:style-name="T4">cat</text:span> was found at positions <text:s/><text:span text:style-name="T4">none</text:span></text:p>
      <text:p text:style-name="P10"/>
      <text:p text:style-name="P11">Enter a string to find or enter cntl+d to terminate: <text:s/><text:span text:style-name="T4">n</text:span></text:p>
      <text:p text:style-name="P12">n was found at positions 54</text:p>
      <text:p text:style-name="P12"/>
      <text:p text:style-name="P11">Enter a string to find or enter cntl+d to terminate: <text:span text:style-name="T4">&lt;cntl+d&gt;</text:span></text:p>
      <text:p text:style-name="P12">Thank you <text:span text:style-name="T7">for using this search program.</text:span></text:p>
      <text:p text:style-name="P12"/>
      <text:p text:style-name="P12">Have a good day. <text:s/>We hope you enjoyed the string search.</text:p>
      <text:p text:style-name="P12">Come back any time for more searching. <text:s/>Bye</text:p>
      <text:p text:style-name="P12"/>
      <text:p text:style-name="P13">===== <text:span text:style-name="T5">End</text:span> execution ==========</text:p>
      <text:p text:style-name="P9"/>
      <text:p text:style-name="P9"/>
      <text:p text:style-name="P9"/>
      <text:p text:style-name="P12">Notes: Replace Victor’s name with your own name</text:p>
      <text:p text:style-name="P8"/>
      <text:p text:style-name="P14">To gain a better score make your function <text:span text:style-name="T7">produce</text:span> output <text:span text:style-name="T7">that is a twin of the output format shown in </text:span>the dialogue above.</text:p>
      <text:p text:style-name="P14"/>
      <text:p text:style-name="P14">Your program will be tested with the sheep.txt file and many other data files.</text:p>
      <text:p text:style-name="P5"/>
      <text:p text:style-name="P3"/>
      <text:p text:style-name="P3"/>
      <text:p text:style-name="P16">Physical requirements.</text:p>
      <text:p text:style-name="P14"/>
      <text:p text:style-name="P14">Make the program entirely in C language except the bash is in bash language.</text:p>
      <text:p text:style-name="P3"/>
      <text:p text:style-name="P14">There will be one C file and one bash file</text:p>
      <text:p text:style-name="P14"/>
      <text:p text:style-name="P14">Make your C cosmetically professional in appearance. <text:s text:c="2"/>Do the same thing for the bash file to a much lesser degree. <text:s/>Remember that all programs have a name. <text:s/>All programs are written for the purpose that another human will read it and use <text:span text:style-name="T7">it</text:span>. <text:s/>Make your program cosmetically similar in appearance to the C programs posted at the class website.</text:p>
      <text:p text:style-name="P14"/>
      <text:p text:style-name="P14"/>
      <text:p text:style-name="P14"/>
      <text:p text:style-name="P14"/>
      <text:p text:style-name="P14"/>
      <text:p text:style-name="P2">Due date</text:p>
      <text:p text:style-name="P14"/>
      <text:p text:style-name="P14">Assignments in this course should be approximately 15 <text:span text:style-name="T7">days</text:span> apart. <text:s/><text:span text:style-name="T7">Using a 15-days interval between programs wi</text:span>ll <text:span text:style-name="T7">produce </text:span>6 professional programs during the semester. <text:s/><text:span text:style-name="T6">Assignment 1 was due February 6, 2024, and therefore, Assignment 2 will be due February 21 at 11:59pm.</text:span></text:p>
      <text:p text:style-name="P14"/>
      <text:p text:style-name="P18">Attach all program files to an email message and place “223C Assign 1” in the subject line. <text:s/>You may place an additional message in the body of the email, but that is only optional. <text:s/>Send to holliday@fullerton.edu 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3" meta:paragraph-count="51" meta:word-count="680" meta:character-count="3725" meta:non-whitespace-character-count="3065"/>
  </office:meta>
</office:document-meta>
</file>